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9.97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17.78mm"/>
    </style:style>
    <style:style style:name="co7" style:family="table-column">
      <style:table-column-properties fo:break-before="auto" style:column-width="16.9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DEnergy2GapCalib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MinEnergy</text:p>
          </table:table-cell>
          <table:table-cell office:value-type="string" calcext:value-type="string">
            <text:p>MaxEnergy</text:p>
          </table:table-cell>
          <table:table-cell office:value-type="string" calcext:value-type="string">
            <text:p>Grat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st-order</text:p>
          </table:table-cell>
          <table:table-cell office:value-type="string" calcext:value-type="string">
            <text:p>2nd-order</text:p>
          </table:table-cell>
          <table:table-cell office:value-type="string" calcext:value-type="string">
            <text:p>3rd-order</text:p>
          </table:table-cell>
          <table:table-cell office:value-type="string" calcext:value-type="string">
            <text:p>4th-order</text:p>
          </table:table-cell>
          <table:table-cell office:value-type="string" calcext:value-type="string">
            <text:p>5th-order</text:p>
          </table:table-cell>
          <table:table-cell office:value-type="string" calcext:value-type="string">
            <text:p>6th-order</text:p>
          </table:table-cell>
          <table:table-cell office:value-type="string" calcext:value-type="string">
            <text:p>7th-order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250" calcext:value-type="float">
            <text:p>2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VPG1</text:p>
          </table:table-cell>
          <table:table-cell office:value-type="float" office:value="13.02256252" calcext:value-type="float">
            <text:p>13.02256252</text:p>
          </table:table-cell>
          <table:table-cell office:value-type="float" office:value="0.03789791" calcext:value-type="float">
            <text:p>0.0378979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325" calcext:value-type="float">
            <text:p>325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VPG1</text:p>
          </table:table-cell>
          <table:table-cell office:value-type="float" office:value="15.073847" calcext:value-type="float">
            <text:p>15.073847</text:p>
          </table:table-cell>
          <table:table-cell office:value-type="float" office:value="0.03168032" calcext:value-type="float">
            <text:p>0.0316803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325" calcext:value-type="float">
            <text:p>325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VPG2</text:p>
          </table:table-cell>
          <table:table-cell office:value-type="float" office:value="15.0331831" calcext:value-type="float">
            <text:p>15.0331831</text:p>
          </table:table-cell>
          <table:table-cell office:value-type="float" office:value="0.03165627" calcext:value-type="float">
            <text:p>0.0316562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325" calcext:value-type="float">
            <text:p>325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VPG3</text:p>
          </table:table-cell>
          <table:table-cell office:value-type="float" office:value="15.1190608" calcext:value-type="float">
            <text:p>15.1190608</text:p>
          </table:table-cell>
          <table:table-cell office:value-type="float" office:value="0.03150392" calcext:value-type="float">
            <text:p>0.0315039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PG1</text:p>
          </table:table-cell>
          <table:table-cell office:value-type="float" office:value="18.5437" calcext:value-type="float">
            <text:p>18.5437</text:p>
          </table:table-cell>
          <table:table-cell office:value-type="float" office:value="0.023586" calcext:value-type="float">
            <text:p>0.02358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PG2</text:p>
          </table:table-cell>
          <table:table-cell office:value-type="float" office:value="12.5377" calcext:value-type="float">
            <text:p>12.5377</text:p>
          </table:table-cell>
          <table:table-cell office:value-type="float" office:value="0.0367005" calcext:value-type="float">
            <text:p>0.03670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PG3</text:p>
          </table:table-cell>
          <table:table-cell office:value-type="float" office:value="17.1120838" calcext:value-type="float">
            <text:p>17.1120838</text:p>
          </table:table-cell>
          <table:table-cell office:value-type="float" office:value="0.0266141" calcext:value-type="float">
            <text:p>0.026614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PG1</text:p>
          </table:table-cell>
          <table:table-cell office:value-type="float" office:value="17.60318" calcext:value-type="float">
            <text:p>17.60318</text:p>
          </table:table-cell>
          <table:table-cell office:value-type="float" office:value="0.02561" calcext:value-type="float">
            <text:p>0.0256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515" calcext:value-type="float">
            <text:p>5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PG2</text:p>
          </table:table-cell>
          <table:table-cell office:value-type="float" office:value="17.84392" calcext:value-type="float">
            <text:p>17.84392</text:p>
          </table:table-cell>
          <table:table-cell office:value-type="float" office:value="0.02517538" calcext:value-type="float">
            <text:p>0.0251753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PG3</text:p>
          </table:table-cell>
          <table:table-cell office:value-type="float" office:value="18.0365707" calcext:value-type="float">
            <text:p>18.0365707</text:p>
          </table:table-cell>
          <table:table-cell office:value-type="float" office:value="0.02292204" calcext:value-type="float">
            <text:p>0.0229220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PG1</text:p>
          </table:table-cell>
          <table:table-cell office:value-type="float" office:value="19.22169" calcext:value-type="float">
            <text:p>19.22169</text:p>
          </table:table-cell>
          <table:table-cell office:value-type="float" office:value="0.02329706" calcext:value-type="float">
            <text:p>0.023297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PG2</text:p>
          </table:table-cell>
          <table:table-cell office:value-type="float" office:value="19.10375129" calcext:value-type="float">
            <text:p>19.10375129</text:p>
          </table:table-cell>
          <table:table-cell office:value-type="float" office:value="0.02309419" calcext:value-type="float">
            <text:p>0.0230941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PG3</text:p>
          </table:table-cell>
          <table:table-cell office:value-type="float" office:value="18.946411" calcext:value-type="float">
            <text:p>18.946411</text:p>
          </table:table-cell>
          <table:table-cell office:value-type="float" office:value="0.0233195" calcext:value-type="float">
            <text:p>0.023319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700" calcext:value-type="float">
            <text:p>70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VPG1</text:p>
          </table:table-cell>
          <table:table-cell office:value-type="float" office:value="19.22169" calcext:value-type="float">
            <text:p>19.22169</text:p>
          </table:table-cell>
          <table:table-cell office:value-type="float" office:value="0.02292204" calcext:value-type="float">
            <text:p>0.0229220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700" calcext:value-type="float">
            <text:p>70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VPG2</text:p>
          </table:table-cell>
          <table:table-cell office:value-type="float" office:value="19.23029473" calcext:value-type="float">
            <text:p>19.23029473</text:p>
          </table:table-cell>
          <table:table-cell office:value-type="float" office:value="0.02293361" calcext:value-type="float">
            <text:p>0.0229336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700" calcext:value-type="float">
            <text:p>70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VPG3</text:p>
          </table:table-cell>
          <table:table-cell office:value-type="float" office:value="18.5124072" calcext:value-type="float">
            <text:p>18.5124072</text:p>
          </table:table-cell>
          <table:table-cell office:value-type="float" office:value="0.023933" calcext:value-type="float">
            <text:p>0.0239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820" calcext:value-type="float">
            <text:p>8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VPG1</text:p>
          </table:table-cell>
          <table:table-cell office:value-type="float" office:value="18.8476189" calcext:value-type="float">
            <text:p>18.8476189</text:p>
          </table:table-cell>
          <table:table-cell office:value-type="float" office:value="0.02339853" calcext:value-type="float">
            <text:p>0.0233985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820" calcext:value-type="float">
            <text:p>8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VPG2</text:p>
          </table:table-cell>
          <table:table-cell office:value-type="float" office:value="19.11675168" calcext:value-type="float">
            <text:p>19.11675168</text:p>
          </table:table-cell>
          <table:table-cell office:value-type="float" office:value="0.02302911" calcext:value-type="float">
            <text:p>0.0230291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820" calcext:value-type="float">
            <text:p>8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VPG3</text:p>
          </table:table-cell>
          <table:table-cell office:value-type="float" office:value="18.8476189" calcext:value-type="float">
            <text:p>18.8476189</text:p>
          </table:table-cell>
          <table:table-cell office:value-type="float" office:value="0.02339853" calcext:value-type="float">
            <text:p>0.0233985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915" calcext:value-type="float">
            <text:p>91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VPG1</text:p>
          </table:table-cell>
          <table:table-cell office:value-type="float" office:value="18.286" calcext:value-type="float">
            <text:p>18.286</text:p>
          </table:table-cell>
          <table:table-cell office:value-type="float" office:value="0.0239" calcext:value-type="float">
            <text:p>0.023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915" calcext:value-type="float">
            <text:p>91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VPG2</text:p>
          </table:table-cell>
          <table:table-cell office:value-type="float" office:value="18.378126" calcext:value-type="float">
            <text:p>18.378126</text:p>
          </table:table-cell>
          <table:table-cell office:value-type="float" office:value="0.0239564" calcext:value-type="float">
            <text:p>0.023956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915" calcext:value-type="float">
            <text:p>91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VPG3</text:p>
          </table:table-cell>
          <table:table-cell office:value-type="float" office:value="18.5611846" calcext:value-type="float">
            <text:p>18.5611846</text:p>
          </table:table-cell>
          <table:table-cell office:value-type="float" office:value="0.02369966" calcext:value-type="float">
            <text:p>0.0236996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1050" calcext:value-type="float">
            <text:p>1050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VPG1</text:p>
          </table:table-cell>
          <table:table-cell office:value-type="float" office:value="8.6052704" calcext:value-type="float">
            <text:p>8.6052704</text:p>
          </table:table-cell>
          <table:table-cell office:value-type="float" office:value="0.03287279" calcext:value-type="float">
            <text:p>0.0328727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1050" calcext:value-type="float">
            <text:p>1050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VPG2</text:p>
          </table:table-cell>
          <table:table-cell office:value-type="float" office:value="9.05139093" calcext:value-type="float">
            <text:p>9.05139093</text:p>
          </table:table-cell>
          <table:table-cell office:value-type="float" office:value="0.03235159" calcext:value-type="float">
            <text:p>0.0323515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1050" calcext:value-type="float">
            <text:p>1050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VPG3</text:p>
          </table:table-cell>
          <table:table-cell office:value-type="float" office:value="8.9076251" calcext:value-type="float">
            <text:p>8.9076251</text:p>
          </table:table-cell>
          <table:table-cell office:value-type="float" office:value="0.03261594" calcext:value-type="float">
            <text:p>0.0326159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1210" calcext:value-type="float">
            <text:p>121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VPG1</text:p>
          </table:table-cell>
          <table:table-cell office:value-type="float" office:value="0.024136" calcext:value-type="float">
            <text:p>0.024136</text:p>
          </table:table-cell>
          <table:table-cell office:value-type="float" office:value="0.039935" calcext:value-type="float">
            <text:p>0.0399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1350" calcext:value-type="float">
            <text:p>1350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VPG1</text:p>
          </table:table-cell>
          <table:table-cell office:value-type="float" office:value="-46.1543877" calcext:value-type="float">
            <text:p>-46.1543877</text:p>
          </table:table-cell>
          <table:table-cell office:value-type="float" office:value="0.07416048" calcext:value-type="float">
            <text:p>0.0741604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1295" calcext:value-type="float">
            <text:p>1295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VPG2</text:p>
          </table:table-cell>
          <table:table-cell office:value-type="float" office:value="-43.242116" calcext:value-type="float">
            <text:p>-43.242116</text:p>
          </table:table-cell>
          <table:table-cell office:value-type="float" office:value="0.07174397" calcext:value-type="float">
            <text:p>0.0717439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1295" calcext:value-type="float">
            <text:p>1295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VPG3</text:p>
          </table:table-cell>
          <table:table-cell office:value-type="float" office:value="-48.2489975" calcext:value-type="float">
            <text:p>-48.2489975</text:p>
          </table:table-cell>
          <table:table-cell office:value-type="float" office:value="0.07562796" calcext:value-type="float">
            <text:p>0.0756279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1430" calcext:value-type="float">
            <text:p>1430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VPG1</text:p>
          </table:table-cell>
          <table:table-cell office:value-type="float" office:value="17.25681236" calcext:value-type="float">
            <text:p>17.25681236</text:p>
          </table:table-cell>
          <table:table-cell office:value-type="float" office:value="0.00867844" calcext:value-type="float">
            <text:p>0.0086784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1430" calcext:value-type="float">
            <text:p>1430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VPG2</text:p>
          </table:table-cell>
          <table:table-cell office:value-type="float" office:value="17.60728471" calcext:value-type="float">
            <text:p>17.60728471</text:p>
          </table:table-cell>
          <table:table-cell office:value-type="float" office:value="0.00842455" calcext:value-type="float">
            <text:p>0.0084245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1430" calcext:value-type="float">
            <text:p>1430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VPG3</text:p>
          </table:table-cell>
          <table:table-cell office:value-type="float" office:value="17.7514739" calcext:value-type="float">
            <text:p>17.7514739</text:p>
          </table:table-cell>
          <table:table-cell office:value-type="float" office:value="0.00840392" calcext:value-type="float">
            <text:p>0.0084039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1990" calcext:value-type="float">
            <text:p>19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PG1</text:p>
          </table:table-cell>
          <table:table-cell office:value-type="float" office:value="34.45" calcext:value-type="float">
            <text:p>34.4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1990" calcext:value-type="float">
            <text:p>19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PG2</text:p>
          </table:table-cell>
          <table:table-cell office:value-type="float" office:value="34.3" calcext:value-type="float">
            <text:p>34.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1990" calcext:value-type="float">
            <text:p>19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PG3</text:p>
          </table:table-cell>
          <table:table-cell office:value-type="float" office:value="34.35" calcext:value-type="float">
            <text:p>34.3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3</text:p>
          </table:table-cell>
          <table:table-cell office:value-type="float" office:value="1510" calcext:value-type="float">
            <text:p>151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VPG1</text:p>
          </table:table-cell>
          <table:table-cell office:value-type="float" office:value="17.7" calcext:value-type="float">
            <text:p>17.7</text:p>
          </table:table-cell>
          <table:table-cell office:value-type="float" office:value="0.00838" calcext:value-type="float">
            <text:p>0.0083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3</text:p>
          </table:table-cell>
          <table:table-cell office:value-type="float" office:value="1520" calcext:value-type="float">
            <text:p>152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VPG2</text:p>
          </table:table-cell>
          <table:table-cell office:value-type="float" office:value="17.9" calcext:value-type="float">
            <text:p>17.9</text:p>
          </table:table-cell>
          <table:table-cell office:value-type="float" office:value="0.00832" calcext:value-type="float">
            <text:p>0.0083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3</text:p>
          </table:table-cell>
          <table:table-cell office:value-type="float" office:value="1760" calcext:value-type="float">
            <text:p>1760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VPG1</text:p>
          </table:table-cell>
          <table:table-cell office:value-type="float" office:value="18.6" calcext:value-type="float">
            <text:p>18.6</text:p>
          </table:table-cell>
          <table:table-cell office:value-type="float" office:value="0.00787" calcext:value-type="float">
            <text:p>0.0078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3</text:p>
          </table:table-cell>
          <table:table-cell office:value-type="float" office:value="1760" calcext:value-type="float">
            <text:p>1760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VPG2</text:p>
          </table:table-cell>
          <table:table-cell office:value-type="float" office:value="18.5" calcext:value-type="float">
            <text:p>18.5</text:p>
          </table:table-cell>
          <table:table-cell office:value-type="float" office:value="0.00791" calcext:value-type="float">
            <text:p>0.0079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3</text:p>
          </table:table-cell>
          <table:table-cell office:value-type="float" office:value="2020" calcext:value-type="float">
            <text:p>2020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VPG2</text:p>
          </table:table-cell>
          <table:table-cell office:value-type="float" office:value="19.15659" calcext:value-type="float">
            <text:p>19.15659</text:p>
          </table:table-cell>
          <table:table-cell office:value-type="float" office:value="0.007572303" calcext:value-type="float">
            <text:p>0.00757230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3</text:p>
          </table:table-cell>
          <table:table-cell office:value-type="float" office:value="2040" calcext:value-type="float">
            <text:p>2040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VPG4</text:p>
          </table:table-cell>
          <table:table-cell office:value-type="float" office:value="19.14586" calcext:value-type="float">
            <text:p>19.14586</text:p>
          </table:table-cell>
          <table:table-cell office:value-type="float" office:value="0.007544399" calcext:value-type="float">
            <text:p>0.00754439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3</text:p>
          </table:table-cell>
          <table:table-cell office:value-type="float" office:value="2400" calcext:value-type="float">
            <text:p>2400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VPG4</text:p>
          </table:table-cell>
          <table:table-cell office:value-type="float" office:value="19.25912" calcext:value-type="float">
            <text:p>19.25912</text:p>
          </table:table-cell>
          <table:table-cell office:value-type="float" office:value="0.007495694" calcext:value-type="float">
            <text:p>0.00749569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3</text:p>
          </table:table-cell>
          <table:table-cell office:value-type="float" office:value="2550" calcext:value-type="float">
            <text:p>2550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VPG4</text:p>
          </table:table-cell>
          <table:table-cell office:value-type="float" office:value="19.27357" calcext:value-type="float">
            <text:p>19.27357</text:p>
          </table:table-cell>
          <table:table-cell office:value-type="float" office:value="0.007558237" calcext:value-type="float">
            <text:p>0.00755823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3</text:p>
          </table:table-cell>
          <table:table-cell office:value-type="float" office:value="2780" calcext:value-type="float">
            <text:p>2780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VPG4</text:p>
          </table:table-cell>
          <table:table-cell office:value-type="float" office:value="18.29328" calcext:value-type="float">
            <text:p>18.29328</text:p>
          </table:table-cell>
          <table:table-cell office:value-type="float" office:value="0.007924088" calcext:value-type="float">
            <text:p>0.00792408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3</text:p>
          </table:table-cell>
          <table:table-cell office:value-type="float" office:value="2980" calcext:value-type="float">
            <text:p>2980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VPG4</text:p>
          </table:table-cell>
          <table:table-cell office:value-type="float" office:value="17.12405" calcext:value-type="float">
            <text:p>17.12405</text:p>
          </table:table-cell>
          <table:table-cell office:value-type="float" office:value="0.008242983" calcext:value-type="float">
            <text:p>0.00824298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PG1</text:p>
          </table:table-cell>
          <table:table-cell office:value-type="float" office:value="10.856" calcext:value-type="float">
            <text:p>10.856</text:p>
          </table:table-cell>
          <table:table-cell office:value-type="float" office:value="0.0199253" calcext:value-type="float">
            <text:p>0.019925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PG2</text:p>
          </table:table-cell>
          <table:table-cell office:value-type="float" office:value="9.2625" calcext:value-type="float">
            <text:p>9.2625</text:p>
          </table:table-cell>
          <table:table-cell office:value-type="float" office:value="0.0233367" calcext:value-type="float">
            <text:p>0.02333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PG3</text:p>
          </table:table-cell>
          <table:table-cell office:value-type="float" office:value="11.0197952" calcext:value-type="float">
            <text:p>11.0197952</text:p>
          </table:table-cell>
          <table:table-cell office:value-type="float" office:value="0.01953697" calcext:value-type="float">
            <text:p>0.0195369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PG1</text:p>
          </table:table-cell>
          <table:table-cell office:value-type="float" office:value="11.35933" calcext:value-type="float">
            <text:p>11.35933</text:p>
          </table:table-cell>
          <table:table-cell office:value-type="float" office:value="0.01885" calcext:value-type="float">
            <text:p>0.0188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PG2</text:p>
          </table:table-cell>
          <table:table-cell office:value-type="float" office:value="11.32553" calcext:value-type="float">
            <text:p>11.32553</text:p>
          </table:table-cell>
          <table:table-cell office:value-type="float" office:value="0.01892345" calcext:value-type="float">
            <text:p>0.018923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PG3</text:p>
          </table:table-cell>
          <table:table-cell office:value-type="float" office:value="11.4819971" calcext:value-type="float">
            <text:p>11.4819971</text:p>
          </table:table-cell>
          <table:table-cell office:value-type="float" office:value="0.01864219" calcext:value-type="float">
            <text:p>0.0186421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PG1</text:p>
          </table:table-cell>
          <table:table-cell office:value-type="float" office:value="12.1737" calcext:value-type="float">
            <text:p>12.1737</text:p>
          </table:table-cell>
          <table:table-cell office:value-type="float" office:value="0.01753078" calcext:value-type="float">
            <text:p>0.0175307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PG2</text:p>
          </table:table-cell>
          <table:table-cell office:value-type="float" office:value="11.97497963" calcext:value-type="float">
            <text:p>11.97497963</text:p>
          </table:table-cell>
          <table:table-cell office:value-type="float" office:value="0.01783092" calcext:value-type="float">
            <text:p>0.0178309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PG3</text:p>
          </table:table-cell>
          <table:table-cell office:value-type="float" office:value="12.0035701" calcext:value-type="float">
            <text:p>12.0035701</text:p>
          </table:table-cell>
          <table:table-cell office:value-type="float" office:value="0.01780733" calcext:value-type="float">
            <text:p>0.017807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700" calcext:value-type="float">
            <text:p>70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VPG1</text:p>
          </table:table-cell>
          <table:table-cell office:value-type="float" office:value="12.1737" calcext:value-type="float">
            <text:p>12.1737</text:p>
          </table:table-cell>
          <table:table-cell office:value-type="float" office:value="0.01753078" calcext:value-type="float">
            <text:p>0.0175307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700" calcext:value-type="float">
            <text:p>70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VPG2</text:p>
          </table:table-cell>
          <table:table-cell office:value-type="float" office:value="12.07751729" calcext:value-type="float">
            <text:p>12.07751729</text:p>
          </table:table-cell>
          <table:table-cell office:value-type="float" office:value="0.0176624" calcext:value-type="float">
            <text:p>0.017662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700" calcext:value-type="float">
            <text:p>70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VPG3</text:p>
          </table:table-cell>
          <table:table-cell office:value-type="float" office:value="12.0099896" calcext:value-type="float">
            <text:p>12.0099896</text:p>
          </table:table-cell>
          <table:table-cell office:value-type="float" office:value="0.01781198" calcext:value-type="float">
            <text:p>0.0178119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820" calcext:value-type="float">
            <text:p>8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VPG1</text:p>
          </table:table-cell>
          <table:table-cell office:value-type="float" office:value="11.7160683" calcext:value-type="float">
            <text:p>11.7160683</text:p>
          </table:table-cell>
          <table:table-cell office:value-type="float" office:value="0.01814283" calcext:value-type="float">
            <text:p>0.0181428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820" calcext:value-type="float">
            <text:p>8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VPG2</text:p>
          </table:table-cell>
          <table:table-cell office:value-type="float" office:value="11.82038503" calcext:value-type="float">
            <text:p>11.82038503</text:p>
          </table:table-cell>
          <table:table-cell office:value-type="float" office:value="0.01797192" calcext:value-type="float">
            <text:p>0.0179719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820" calcext:value-type="float">
            <text:p>8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VPG3</text:p>
          </table:table-cell>
          <table:table-cell office:value-type="float" office:value="11.7160683" calcext:value-type="float">
            <text:p>11.7160683</text:p>
          </table:table-cell>
          <table:table-cell office:value-type="float" office:value="0.01797192" calcext:value-type="float">
            <text:p>0.0179719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915" calcext:value-type="float">
            <text:p>91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VPG1</text:p>
          </table:table-cell>
          <table:table-cell office:value-type="float" office:value="11.6369165" calcext:value-type="float">
            <text:p>11.6369165</text:p>
          </table:table-cell>
          <table:table-cell office:value-type="float" office:value="0.01816273" calcext:value-type="float">
            <text:p>0.018162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915" calcext:value-type="float">
            <text:p>91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VPG2</text:p>
          </table:table-cell>
          <table:table-cell office:value-type="float" office:value="11.2601" calcext:value-type="float">
            <text:p>11.2601</text:p>
          </table:table-cell>
          <table:table-cell office:value-type="float" office:value="0.01856283" calcext:value-type="float">
            <text:p>0.0185628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915" calcext:value-type="float">
            <text:p>91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VPG3</text:p>
          </table:table-cell>
          <table:table-cell office:value-type="float" office:value="11.42918054" calcext:value-type="float">
            <text:p>11.42918054</text:p>
          </table:table-cell>
          <table:table-cell office:value-type="float" office:value="0.01841707" calcext:value-type="float">
            <text:p>0.0184170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050" calcext:value-type="float">
            <text:p>1050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VPG1</text:p>
          </table:table-cell>
          <table:table-cell office:value-type="float" office:value="2.89323404" calcext:value-type="float">
            <text:p>2.89323404</text:p>
          </table:table-cell>
          <table:table-cell office:value-type="float" office:value="0.02633185" calcext:value-type="float">
            <text:p>0.0263318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050" calcext:value-type="float">
            <text:p>1050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VPG2</text:p>
          </table:table-cell>
          <table:table-cell office:value-type="float" office:value="2.5107454" calcext:value-type="float">
            <text:p>2.5107454</text:p>
          </table:table-cell>
          <table:table-cell office:value-type="float" office:value="0.02653346" calcext:value-type="float">
            <text:p>0.0265334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050" calcext:value-type="float">
            <text:p>1050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VPG3</text:p>
          </table:table-cell>
          <table:table-cell office:value-type="float" office:value="2.82442703" calcext:value-type="float">
            <text:p>2.82442703</text:p>
          </table:table-cell>
          <table:table-cell office:value-type="float" office:value="0.02637886" calcext:value-type="float">
            <text:p>0.0263788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210" calcext:value-type="float">
            <text:p>121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VPG1</text:p>
          </table:table-cell>
          <table:table-cell office:value-type="float" office:value="-4.082566" calcext:value-type="float">
            <text:p>-4.082566</text:p>
          </table:table-cell>
          <table:table-cell office:value-type="float" office:value="0.032086" calcext:value-type="float">
            <text:p>0.03208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350" calcext:value-type="float">
            <text:p>1350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VPG1</text:p>
          </table:table-cell>
          <table:table-cell office:value-type="float" office:value="-40.0707586" calcext:value-type="float">
            <text:p>-40.0707586</text:p>
          </table:table-cell>
          <table:table-cell office:value-type="float" office:value="0.058866" calcext:value-type="float">
            <text:p>0.05886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285" calcext:value-type="float">
            <text:p>1285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VPG2</text:p>
          </table:table-cell>
          <table:table-cell office:value-type="float" office:value="-45.278826" calcext:value-type="float">
            <text:p>-45.278826</text:p>
          </table:table-cell>
          <table:table-cell office:value-type="float" office:value="0.06229816" calcext:value-type="float">
            <text:p>0.0622981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285" calcext:value-type="float">
            <text:p>1285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VPG3</text:p>
          </table:table-cell>
          <table:table-cell office:value-type="float" office:value="-43.83991" calcext:value-type="float">
            <text:p>-43.83991</text:p>
          </table:table-cell>
          <table:table-cell office:value-type="float" office:value="0.06151759" calcext:value-type="float">
            <text:p>0.0615175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430" calcext:value-type="float">
            <text:p>1430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VPG1</text:p>
          </table:table-cell>
          <table:table-cell office:value-type="float" office:value="10.92236351" calcext:value-type="float">
            <text:p>10.92236351</text:p>
          </table:table-cell>
          <table:table-cell office:value-type="float" office:value="0.00650547" calcext:value-type="float">
            <text:p>0.0065054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430" calcext:value-type="float">
            <text:p>1430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VPG2</text:p>
          </table:table-cell>
          <table:table-cell office:value-type="float" office:value="11.19292" calcext:value-type="float">
            <text:p>11.19292</text:p>
          </table:table-cell>
          <table:table-cell office:value-type="float" office:value="0.00630086" calcext:value-type="float">
            <text:p>0.0063008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430" calcext:value-type="float">
            <text:p>1430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VPG3</text:p>
          </table:table-cell>
          <table:table-cell office:value-type="float" office:value="11.45065675" calcext:value-type="float">
            <text:p>11.45065675</text:p>
          </table:table-cell>
          <table:table-cell office:value-type="float" office:value="0.0061882" calcext:value-type="float">
            <text:p>0.006188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990" calcext:value-type="float">
            <text:p>19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PG1</text:p>
          </table:table-cell>
          <table:table-cell office:value-type="float" office:value="23.82" calcext:value-type="float">
            <text:p>23.8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990" calcext:value-type="float">
            <text:p>19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PG2</text:p>
          </table:table-cell>
          <table:table-cell office:value-type="float" office:value="23.74" calcext:value-type="float">
            <text:p>23.7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990" calcext:value-type="float">
            <text:p>19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PG3</text:p>
          </table:table-cell>
          <table:table-cell office:value-type="float" office:value="23.72" calcext:value-type="float">
            <text:p>23.7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3</text:p>
          </table:table-cell>
          <table:table-cell office:value-type="float" office:value="2020" calcext:value-type="float">
            <text:p>2020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VPG2</text:p>
          </table:table-cell>
          <table:table-cell office:value-type="float" office:value="12.13649" calcext:value-type="float">
            <text:p>12.13649</text:p>
          </table:table-cell>
          <table:table-cell office:value-type="float" office:value="0.005781833" calcext:value-type="float">
            <text:p>0.0057818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3</text:p>
          </table:table-cell>
          <table:table-cell office:value-type="float" office:value="2040" calcext:value-type="float">
            <text:p>2040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VPG4</text:p>
          </table:table-cell>
          <table:table-cell office:value-type="float" office:value="12.20331" calcext:value-type="float">
            <text:p>12.20331</text:p>
          </table:table-cell>
          <table:table-cell office:value-type="float" office:value="0.005725431" calcext:value-type="float">
            <text:p>0.00572543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3</text:p>
          </table:table-cell>
          <table:table-cell office:value-type="float" office:value="2400" calcext:value-type="float">
            <text:p>2400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VPG4</text:p>
          </table:table-cell>
          <table:table-cell office:value-type="float" office:value="12.05801" calcext:value-type="float">
            <text:p>12.05801</text:p>
          </table:table-cell>
          <table:table-cell office:value-type="float" office:value="0.005796134" calcext:value-type="float">
            <text:p>0.00579613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3</text:p>
          </table:table-cell>
          <table:table-cell office:value-type="float" office:value="2550" calcext:value-type="float">
            <text:p>2550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VPG4</text:p>
          </table:table-cell>
          <table:table-cell office:value-type="float" office:value="11.84791" calcext:value-type="float">
            <text:p>11.84791</text:p>
          </table:table-cell>
          <table:table-cell office:value-type="float" office:value="0.005931906" calcext:value-type="float">
            <text:p>0.0059319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3</text:p>
          </table:table-cell>
          <table:table-cell office:value-type="float" office:value="2780" calcext:value-type="float">
            <text:p>2780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VPG4</text:p>
          </table:table-cell>
          <table:table-cell office:value-type="float" office:value="11.14199" calcext:value-type="float">
            <text:p>11.14199</text:p>
          </table:table-cell>
          <table:table-cell office:value-type="float" office:value="0.006192351" calcext:value-type="float">
            <text:p>0.00619235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3</text:p>
          </table:table-cell>
          <table:table-cell office:value-type="float" office:value="2980" calcext:value-type="float">
            <text:p>2980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VPG4</text:p>
          </table:table-cell>
          <table:table-cell office:value-type="float" office:value="10.14571" calcext:value-type="float">
            <text:p>10.14571</text:p>
          </table:table-cell>
          <table:table-cell office:value-type="float" office:value="0.006472308" calcext:value-type="float">
            <text:p>0.00647230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695" calcext:value-type="float">
            <text:p>695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VPG2</text:p>
          </table:table-cell>
          <table:table-cell office:value-type="float" office:value="13.46832" calcext:value-type="float">
            <text:p>13.46832</text:p>
          </table:table-cell>
          <table:table-cell office:value-type="float" office:value="0.02006" calcext:value-type="float">
            <text:p>0.020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716" calcext:value-type="float">
            <text:p>716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VPG2</text:p>
          </table:table-cell>
          <table:table-cell office:value-type="float" office:value="13.46832" calcext:value-type="float">
            <text:p>13.46832</text:p>
          </table:table-cell>
          <table:table-cell office:value-type="float" office:value="0.02006" calcext:value-type="float">
            <text:p>0.020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695" calcext:value-type="float">
            <text:p>695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VPG2</text:p>
          </table:table-cell>
          <table:table-cell office:value-type="float" office:value="13.52453" calcext:value-type="float">
            <text:p>13.52453</text:p>
          </table:table-cell>
          <table:table-cell office:value-type="float" office:value="0.02006" calcext:value-type="float">
            <text:p>0.020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VPG2</text:p>
          </table:table-cell>
          <table:table-cell office:value-type="float" office:value="13.52453" calcext:value-type="float">
            <text:p>13.52453</text:p>
          </table:table-cell>
          <table:table-cell office:value-type="float" office:value="0.02006" calcext:value-type="float">
            <text:p>0.020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536" calcext:value-type="float">
            <text:p>53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VPG2</text:p>
          </table:table-cell>
          <table:table-cell office:value-type="float" office:value="12.69154" calcext:value-type="float">
            <text:p>12.69154</text:p>
          </table:table-cell>
          <table:table-cell office:value-type="float" office:value="0.021902" calcext:value-type="float">
            <text:p>0.02190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530" calcext:value-type="float">
            <text:p>530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VPG2</text:p>
          </table:table-cell>
          <table:table-cell office:value-type="float" office:value="12.70997" calcext:value-type="float">
            <text:p>12.70997</text:p>
          </table:table-cell>
          <table:table-cell office:value-type="float" office:value="0.0218176" calcext:value-type="float">
            <text:p>0.021817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515" calcext:value-type="float">
            <text:p>515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VPG2</text:p>
          </table:table-cell>
          <table:table-cell office:value-type="float" office:value="12.73361" calcext:value-type="float">
            <text:p>12.73361</text:p>
          </table:table-cell>
          <table:table-cell office:value-type="float" office:value="0.021847" calcext:value-type="float">
            <text:p>0.02184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VPG2</text:p>
          </table:table-cell>
          <table:table-cell office:value-type="float" office:value="12.54302" calcext:value-type="float">
            <text:p>12.54302</text:p>
          </table:table-cell>
          <table:table-cell office:value-type="float" office:value="0.022208" calcext:value-type="float">
            <text:p>0.02220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915" calcext:value-type="float">
            <text:p>915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VPG2</text:p>
          </table:table-cell>
          <table:table-cell office:value-type="float" office:value="12.55539" calcext:value-type="float">
            <text:p>12.55539</text:p>
          </table:table-cell>
          <table:table-cell office:value-type="float" office:value="0.0212466" calcext:value-type="float">
            <text:p>0.021246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915" calcext:value-type="float">
            <text:p>915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VPG2</text:p>
          </table:table-cell>
          <table:table-cell office:value-type="float" office:value="12.33256" calcext:value-type="float">
            <text:p>12.33256</text:p>
          </table:table-cell>
          <table:table-cell office:value-type="float" office:value="0.02150674" calcext:value-type="float">
            <text:p>0.02150674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21T14:57:00.363037744</dc:date>
    <meta:editing-duration>PT1M25S</meta:editing-duration>
    <meta:editing-cycles>1</meta:editing-cycles>
    <meta:generator>LibreOffice/5.3.6.1$Linux_X86_64 LibreOffice_project/30$Build-1</meta:generator>
    <meta:document-statistic meta:table-count="1" meta:cell-count="1116" meta:object-count="0"/>
  </office:meta>
</office:document-meta>
</file>